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33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2.187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1.804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.752cm"/>
    </style:style>
    <style:style style:name="co13" style:family="table-column">
      <style:table-column-properties fo:break-before="auto" style:column-width="1.55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Time: 174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3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5.3364" calcext:value-type="float">
            <text:p>95.33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403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466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49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57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7.6689" calcext:value-type="float">
            <text:p>97.66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71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8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1.4387" calcext:value-type="float">
            <text:p>81.43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850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1668" calcext:value-type="float">
            <text:p>99.16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910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3333" calcext:value-type="float">
            <text:p>99.33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970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3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8.8368" calcext:value-type="float">
            <text:p>98.83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160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9.3174" calcext:value-type="float">
            <text:p>99.3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22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281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6.6471" calcext:value-type="float">
            <text:p>96.64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343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3.3401" calcext:value-type="float">
            <text:p>93.34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403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477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538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5.7935" calcext:value-type="float">
            <text:p>95.79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718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11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077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39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85.469" calcext:value-type="float">
            <text:p>85.4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3309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38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73.3312" calcext:value-type="float">
            <text:p>73.33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572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69.5814" calcext:value-type="float">
            <text:p>69.58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Elligible Tot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%Memory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72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40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03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00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8.8334" calcext:value-type="float">
            <text:p>98.83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767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5012" calcext:value-type="float">
            <text:p>99.5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827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77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3.4" calcext:value-type="float">
            <text:p>73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128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271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3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93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1.5745" calcext:value-type="float">
            <text:p>81.57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751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68.313" calcext:value-type="float">
            <text:p>68.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858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71.184" calcext:value-type="float">
            <text:p>71.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925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35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96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2.9356" calcext:value-type="float">
            <text:p>82.93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168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5.6757" calcext:value-type="float">
            <text:p>85.67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287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5.6502" calcext:value-type="float">
            <text:p>75.65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348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3.9595" calcext:value-type="float">
            <text:p>83.95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408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9.3816" calcext:value-type="float">
            <text:p>89.38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56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70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731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8.01" calcext:value-type="float">
            <text:p>88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791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851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0.4318" calcext:value-type="float">
            <text:p>90.43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009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7.9705" calcext:value-type="float">
            <text:p>97.97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Elligible Tota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%Memory</text:p>
          </table:table-cell>
          <table:table-cell office:value-type="float" office:value="0.772727" calcext:value-type="float">
            <text:p>0.772727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1395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74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60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25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88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59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21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3.9783" calcext:value-type="float">
            <text:p>83.97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976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37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4.6841" calcext:value-type="float">
            <text:p>94.68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098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2.4083" calcext:value-type="float">
            <text:p>82.40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176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89.292" calcext:value-type="float">
            <text:p>89.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257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79.0731" calcext:value-type="float">
            <text:p>79.07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321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9.8189" calcext:value-type="float">
            <text:p>89.81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381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5.8535" calcext:value-type="float">
            <text:p>85.85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441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8.5199" calcext:value-type="float">
            <text:p>98.51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501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2.141" calcext:value-type="float">
            <text:p>92.1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562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622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8.5925" calcext:value-type="float">
            <text:p>88.59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682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74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930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4.3758" calcext:value-type="float">
            <text:p>94.37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991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table:number-columns-repeated="2" office:value-type="float" office:value="69.2464" calcext:value-type="float">
            <text:p>69.2464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052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0.1324" calcext:value-type="float">
            <text:p>90.13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122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2.799" calcext:value-type="float">
            <text:p>92.7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261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75.1304" calcext:value-type="float">
            <text:p>75.13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435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1.3695" calcext:value-type="float">
            <text:p>81.36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495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4.176" calcext:value-type="float">
            <text:p>94.1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578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8.7256" calcext:value-type="float">
            <text:p>88.7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Elligible Tota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%Memory</text:p>
          </table:table-cell>
          <table:table-cell office:value-type="float" office:value="0.869565" calcext:value-type="float">
            <text:p>0.869565</text:p>
          </table:table-cell>
          <table:table-cell office:value-type="string" calcext:value-type="string">
            <text:p><text:s/>%Failure</text:p>
          </table:table-cell>
          <table:table-cell office:value-type="float" office:value="0.047619" calcext:value-type="float">
            <text:p>0.047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69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8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8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431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68.4854" calcext:value-type="float">
            <text:p>68.48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493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0.5191" calcext:value-type="float">
            <text:p>90.51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554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7.2959" calcext:value-type="float">
            <text:p>97.29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61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11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72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49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3725" calcext:value-type="float">
            <text:p>98.37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90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3339" calcext:value-type="float">
            <text:p>99.33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02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3.2388" calcext:value-type="float">
            <text:p>83.23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128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206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292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8.864" calcext:value-type="float">
            <text:p>88.8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380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492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68.313" calcext:value-type="float">
            <text:p>68.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552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5.5148" calcext:value-type="float">
            <text:p>75.5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690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7.0098" calcext:value-type="float">
            <text:p>87.00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954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7.8069" calcext:value-type="float">
            <text:p>87.80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627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89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775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920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988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7.0194" calcext:value-type="float">
            <text:p>97.01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048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2.7486" calcext:value-type="float">
            <text:p>82.74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108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0.9482" calcext:value-type="float">
            <text:p>80.94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169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77.3255" calcext:value-type="float">
            <text:p>77.3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229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85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Elligible Tota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%Memory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1266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30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38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68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06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72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3.2304" calcext:value-type="float">
            <text:p>73.23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035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97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61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23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6.538" calcext:value-type="float">
            <text:p>96.5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283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5.2825" calcext:value-type="float">
            <text:p>75.28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343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9.8664" calcext:value-type="float">
            <text:p>79.86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403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5.8179" calcext:value-type="float">
            <text:p>95.81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818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900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8.5012" calcext:value-type="float">
            <text:p>98.5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001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6.966" calcext:value-type="float">
            <text:p>96.9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061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8.9755" calcext:value-type="float">
            <text:p>98.97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122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183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1.2201" calcext:value-type="float">
            <text:p>91.2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246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473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1.3497" calcext:value-type="float">
            <text:p>91.34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552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9.0022" calcext:value-type="float">
            <text:p>99.0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lligible Tot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%Memory</text:p>
          </table:table-cell>
          <table:table-cell office:value-type="float" office:value="0.777778" calcext:value-type="float">
            <text:p>0.777778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93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9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3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5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66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427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6.3709" calcext:value-type="float">
            <text:p>86.37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492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79.8772" calcext:value-type="float">
            <text:p>79.87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552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5.9117" calcext:value-type="float">
            <text:p>95.9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641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11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5.7775" calcext:value-type="float">
            <text:p>95.77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772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0.0235" calcext:value-type="float">
            <text:p>90.02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832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897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91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5.9038" calcext:value-type="float">
            <text:p>95.90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162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7.3059" calcext:value-type="float">
            <text:p>97.30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278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405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84.5154" calcext:value-type="float">
            <text:p>84.5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46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548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5.9112" calcext:value-type="float">
            <text:p>95.9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629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78.1497" calcext:value-type="float">
            <text:p>78.14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690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76.0045" calcext:value-type="float">
            <text:p>76.00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810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51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0.2994" calcext:value-type="float">
            <text:p>80.29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011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0.0208" calcext:value-type="float">
            <text:p>80.02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388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36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596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656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726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87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4.8016" calcext:value-type="float">
            <text:p>94.8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870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961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027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7.6025" calcext:value-type="float">
            <text:p>97.6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087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DECENTRALISED</text:p>
          </table:table-cell>
          <table:table-cell office:value-type="float" office:value="86.8767" calcext:value-type="float">
            <text:p>86.87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3148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74.0851" calcext:value-type="float">
            <text:p>74.08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208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6.8321" calcext:value-type="float">
            <text:p>86.83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269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9.8708" calcext:value-type="float">
            <text:p>89.87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335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table:number-columns-repeated="3" office:value-type="float" office:value="99.3153" calcext:value-type="float">
            <text:p>99.3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e: 3395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76.9339" calcext:value-type="float">
            <text:p>76.93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Elligible Tot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DiagT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%Memory</text:p>
          </table:table-cell>
          <table:table-cell office:value-type="float" office:value="0.828571" calcext:value-type="float">
            <text:p>0.828571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1065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2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98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60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21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9.1449" calcext:value-type="float">
            <text:p>99.14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386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46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49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609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9.7724" calcext:value-type="float">
            <text:p>79.77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669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6.1305" calcext:value-type="float">
            <text:p>86.1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732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05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76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936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6.6282" calcext:value-type="float">
            <text:p>96.62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070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77.6096" calcext:value-type="float">
            <text:p>77.60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131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7.8761" calcext:value-type="float">
            <text:p>87.87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191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9.6581" calcext:value-type="float">
            <text:p>99.65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254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314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375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71.461" calcext:value-type="float">
            <text:p>71.4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435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96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563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4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70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76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65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1.4496" calcext:value-type="float">
            <text:p>91.44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978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5.0078" calcext:value-type="float">
            <text:p>75.00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042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76.5505" calcext:value-type="float">
            <text:p>76.55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3103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8.4736" calcext:value-type="float">
            <text:p>98.47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3163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76.2763" calcext:value-type="float">
            <text:p>76.27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3223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5.9994" calcext:value-type="float">
            <text:p>85.99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283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0.8627" calcext:value-type="float">
            <text:p>90.86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344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4.6672" calcext:value-type="float">
            <text:p>94.66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467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527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Elligible Tota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DiagT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 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%Memory</text:p>
          </table:table-cell>
          <table:table-cell office:value-type="float" office:value="0.806452" calcext:value-type="float">
            <text:p>0.806452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70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2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3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19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3358" calcext:value-type="float">
            <text:p>99.33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600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84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17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9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1.7741" calcext:value-type="float">
            <text:p>71.77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96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To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%Memory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62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1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14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407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499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76.9785" calcext:value-type="float">
            <text:p>76.97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559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2.2857" calcext:value-type="float">
            <text:p>92.28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665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27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98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1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90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8.347" calcext:value-type="float">
            <text:p>98.3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095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172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232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7.6287" calcext:value-type="float">
            <text:p>97.62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299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359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419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e: 1492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9.3339" calcext:value-type="float">
            <text:p>99.33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552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4" office:value-type="float" office:value="98.9749" calcext:value-type="float">
            <text:p>98.97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44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5.4864" calcext:value-type="float">
            <text:p>95.48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792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5.1599" calcext:value-type="float">
            <text:p>95.15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946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35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5.29" calcext:value-type="float">
            <text:p>85.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096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4" office:value-type="float" office:value="87.3945" calcext:value-type="float">
            <text:p>87.39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56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94.0722" calcext:value-type="float">
            <text:p>94.07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244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06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73.0071" calcext:value-type="float">
            <text:p>73.00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366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450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9.0507" calcext:value-type="float">
            <text:p>79.05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554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80.4931" calcext:value-type="float">
            <text:p>80.49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62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8.1375" calcext:value-type="float">
            <text:p>98.13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699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8.8047" calcext:value-type="float">
            <text:p>98.80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759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821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89.3391" calcext:value-type="float">
            <text:p>89.33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889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97.206" calcext:value-type="float">
            <text:p>97.2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95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24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5.4705" calcext:value-type="float">
            <text:p>85.47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298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358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34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lligible Tot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DiagT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 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%Memor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74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9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9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90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01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523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98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8.6842" calcext:value-type="float">
            <text:p>98.68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658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68.9387" calcext:value-type="float">
            <text:p>68.93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875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4.699" calcext:value-type="float">
            <text:p>84.6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935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5.4306" calcext:value-type="float">
            <text:p>85.43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996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4.6038" calcext:value-type="float">
            <text:p>94.60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056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5.2798" calcext:value-type="float">
            <text:p>85.27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050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7.3917" calcext:value-type="float">
            <text:p>97.3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110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6.6856" calcext:value-type="float">
            <text:p>96.68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171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75.1338" calcext:value-type="float">
            <text:p>75.13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231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9.8076" calcext:value-type="float">
            <text:p>89.80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539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0.1526" calcext:value-type="float">
            <text:p>80.15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Elligible Tot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%Memory</text:p>
          </table:table-cell>
          <table:table-cell office:value-type="float" office:value="0.857143" calcext:value-type="float">
            <text:p>0.857143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66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8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6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71.7241" calcext:value-type="float">
            <text:p>71.72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86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8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433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27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26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8.0879" calcext:value-type="float">
            <text:p>88.08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69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72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85.8533" calcext:value-type="float">
            <text:p>85.8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870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90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66.369" calcext:value-type="float">
            <text:p>66.3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068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60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4.3512" calcext:value-type="float">
            <text:p>84.35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384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9.8984" calcext:value-type="float">
            <text:p>89.89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539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0022" calcext:value-type="float">
            <text:p>99.0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650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8.9216" calcext:value-type="float">
            <text:p>78.92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710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3.2701" calcext:value-type="float">
            <text:p>93.27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810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67.2631" calcext:value-type="float">
            <text:p>67.26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885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948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68.1013" calcext:value-type="float">
            <text:p>68.1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065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1.7191" calcext:value-type="float">
            <text:p>91.7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133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5.6158" calcext:value-type="float">
            <text:p>95.61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193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54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315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77.6264" calcext:value-type="float">
            <text:p>77.62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376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3.7235" calcext:value-type="float">
            <text:p>83.72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436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71.1778" calcext:value-type="float">
            <text:p>71.17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505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Elligible Tota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DiagT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%Memory</text:p>
          </table:table-cell>
          <table:table-cell office:value-type="float" office:value="0.782609" calcext:value-type="float">
            <text:p>0.782609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60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1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6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6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459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3.8369" calcext:value-type="float">
            <text:p>93.83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520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90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67.1408" calcext:value-type="float">
            <text:p>67.1408</text:p>
          </table:table-cell>
          <table:table-cell office:value-type="string" calcext:value-type="string">
            <text:p><text:s/>FAILURE 1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669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6.8365" calcext:value-type="float">
            <text:p>96.83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742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18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20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7.9162" calcext:value-type="float">
            <text:p>97.9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983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097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69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7.6287" calcext:value-type="float">
            <text:p>97.62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230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290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3333" calcext:value-type="float">
            <text:p>99.33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404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9.3333" calcext:value-type="float">
            <text:p>99.33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501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81.7903" calcext:value-type="float">
            <text:p>81.79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565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2.286" calcext:value-type="float">
            <text:p>82.2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637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3.7715" calcext:value-type="float">
            <text:p>93.77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700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1.2835" calcext:value-type="float">
            <text:p>81.28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772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76.2341" calcext:value-type="float">
            <text:p>76.23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832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9.6579" calcext:value-type="float">
            <text:p>99.65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042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04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5.3052" calcext:value-type="float">
            <text:p>85.30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164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224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9.4585" calcext:value-type="float">
            <text:p>99.45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284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4.1707" calcext:value-type="float">
            <text:p>94.17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556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3" office:value-type="float" office:value="99.6672" calcext:value-type="float">
            <text:p>99.66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e: 2617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8.8368" calcext:value-type="float">
            <text:p>98.83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677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9.4633" calcext:value-type="float">
            <text:p>99.46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73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800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0.9884" calcext:value-type="float">
            <text:p>70.9884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2884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9.6579" calcext:value-type="float">
            <text:p>99.65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961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67.9578" calcext:value-type="float">
            <text:p>67.95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021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75.6603" calcext:value-type="float">
            <text:p>75.6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230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68.196" calcext:value-type="float">
            <text:p>68.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290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7.1668" calcext:value-type="float">
            <text:p>97.16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350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8.204" calcext:value-type="float">
            <text:p>88.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432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2.7242" calcext:value-type="float">
            <text:p>82.72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492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9.4633" calcext:value-type="float">
            <text:p>99.46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552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0.2089" calcext:value-type="float">
            <text:p>90.20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lligible Tota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moryTo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%Memory</text:p>
          </table:table-cell>
          <table:table-cell office:value-type="float" office:value="0.815789" calcext:value-type="float">
            <text:p>0.815789</text:p>
          </table:table-cell>
          <table:table-cell office:value-type="string" calcext:value-type="string">
            <text:p><text:s/>%Failure</text:p>
          </table:table-cell>
          <table:table-cell office:value-type="float" office:value="0.0606061" calcext:value-type="float">
            <text:p>0.0606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79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0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21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93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54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3.2735" calcext:value-type="float">
            <text:p>83.27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738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32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6.4701" calcext:value-type="float">
            <text:p>96.47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028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7.963" calcext:value-type="float">
            <text:p>97.9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167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46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333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393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3.4625" calcext:value-type="float">
            <text:p>73.46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453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7.5034" calcext:value-type="float">
            <text:p>97.50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603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68.313" calcext:value-type="float">
            <text:p>68.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810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871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96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022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9.3153" calcext:value-type="float">
            <text:p>99.3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3083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7.6312" calcext:value-type="float">
            <text:p>97.63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161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78.6155" calcext:value-type="float">
            <text:p>78.61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262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28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6.2709" calcext:value-type="float">
            <text:p>96.27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388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98.9285" calcext:value-type="float">
            <text:p>98.9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3448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75.3554" calcext:value-type="float">
            <text:p>75.35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508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0.2297" calcext:value-type="float">
            <text:p>90.22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598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Total Faul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Elligible Tot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%Memory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65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2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5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0.3471" calcext:value-type="float">
            <text:p>90.34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456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17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94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77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51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81.3949" calcext:value-type="float">
            <text:p>81.39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850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2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1668" calcext:value-type="float">
            <text:p>99.16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995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1.6933" calcext:value-type="float">
            <text:p>91.69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168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29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8.1194" calcext:value-type="float">
            <text:p>88.1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290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350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410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49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9.7726" calcext:value-type="float">
            <text:p>79.77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579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63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5575" calcext:value-type="float">
            <text:p>99.55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693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68.313" calcext:value-type="float">
            <text:p>68.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753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813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12" calcext:value-type="float">
            <text:p>99.5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929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80.0428" calcext:value-type="float">
            <text:p>80.04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989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005" calcext:value-type="float">
            <text:p>99.0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049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7.1888" calcext:value-type="float">
            <text:p>87.18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121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2.4837" calcext:value-type="float">
            <text:p>82.48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341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5.3127" calcext:value-type="float">
            <text:p>95.3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401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9.1449" calcext:value-type="float">
            <text:p>99.14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461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6.0078" calcext:value-type="float">
            <text:p>86.00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521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7.8345" calcext:value-type="float">
            <text:p>97.83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Elligible Tota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%Memory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99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1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3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70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451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8.4706" calcext:value-type="float">
            <text:p>98.47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516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11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83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7.6012" calcext:value-type="float">
            <text:p>77.6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822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35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99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4.4449" calcext:value-type="float">
            <text:p>84.44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102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99.6667" calcext:value-type="float">
            <text:p>99.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169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3" office:value-type="float" office:value="99.1679" calcext:value-type="float">
            <text:p>99.16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e: 1237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99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5.2512" calcext:value-type="float">
            <text:p>85.25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383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0022" calcext:value-type="float">
            <text:p>99.0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454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36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650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5.3756" calcext:value-type="float">
            <text:p>95.37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710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6.7247" calcext:value-type="float">
            <text:p>86.7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820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4.8426" calcext:value-type="float">
            <text:p>74.84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927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8.8771" calcext:value-type="float">
            <text:p>98.87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988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7.7911" calcext:value-type="float">
            <text:p>97.79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048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8.9285" calcext:value-type="float">
            <text:p>98.9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109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9.9876" calcext:value-type="float">
            <text:p>89.98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169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9.4631" calcext:value-type="float">
            <text:p>89.46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231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1.1889" calcext:value-type="float">
            <text:p>91.18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310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54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1.1646" calcext:value-type="float">
            <text:p>91.16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515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76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5.4666" calcext:value-type="float">
            <text:p>95.46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636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8.9784" calcext:value-type="float">
            <text:p>98.97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696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9.3174" calcext:value-type="float">
            <text:p>99.3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829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5.2512" calcext:value-type="float">
            <text:p>85.25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889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85" calcext:value-type="float">
            <text:p>98.9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950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010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100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99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95.15" calcext:value-type="float">
            <text:p>95.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3261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73.6395" calcext:value-type="float">
            <text:p>73.63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321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5.419" calcext:value-type="float">
            <text:p>85.4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415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70.1309" calcext:value-type="float">
            <text:p>70.13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510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68.437" calcext:value-type="float">
            <text:p>68.4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577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1.8701" calcext:value-type="float">
            <text:p>91.87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Elligible Tot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DiagT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 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%Memor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60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4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2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2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69.5326" calcext:value-type="float">
            <text:p>69.53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84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75.2813" calcext:value-type="float">
            <text:p>75.28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444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6.966" calcext:value-type="float">
            <text:p>96.9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033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6.749" calcext:value-type="float">
            <text:p>96.7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105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4.4516" calcext:value-type="float">
            <text:p>94.45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165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27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2.1163" calcext:value-type="float">
            <text:p>82.11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304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3358" calcext:value-type="float">
            <text:p>99.33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419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80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68.2949" calcext:value-type="float">
            <text:p>68.29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541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4.6866" calcext:value-type="float">
            <text:p>94.68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627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99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2.6125" calcext:value-type="float">
            <text:p>92.6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937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0.9231" calcext:value-type="float">
            <text:p>90.9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084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2.3603" calcext:value-type="float">
            <text:p>92.3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145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9.0697" calcext:value-type="float">
            <text:p>99.06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205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6.9572" calcext:value-type="float">
            <text:p>86.95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268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1.1569" calcext:value-type="float">
            <text:p>81.15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328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3.9273" calcext:value-type="float">
            <text:p>93.92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388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9.355" calcext:value-type="float">
            <text:p>89.3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462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4.2574" calcext:value-type="float">
            <text:p>94.25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531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7778" calcext:value-type="float">
            <text:p>99.77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591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4.6866" calcext:value-type="float">
            <text:p>94.68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Elligible Tota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Elligible Diag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%Memory</text:p>
          </table:table-cell>
          <table:table-cell office:value-type="float" office:value="0.952381" calcext:value-type="float">
            <text:p>0.952381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60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8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28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589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72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34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9.8288" calcext:value-type="float">
            <text:p>99.8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838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02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63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1.1107" calcext:value-type="float">
            <text:p>91.1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023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088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005" calcext:value-type="float">
            <text:p>99.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148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232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2.2008" calcext:value-type="float">
            <text:p>92.20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319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9.6579" calcext:value-type="float">
            <text:p>99.65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448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5.4937" calcext:value-type="float">
            <text:p>75.49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509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569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8.8053" calcext:value-type="float">
            <text:p>98.80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629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689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3"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e: 1749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3" office:value-type="float" office:value="99.8288" calcext:value-type="float">
            <text:p>99.8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e: 1815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93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09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84.226" calcext:value-type="float">
            <text:p>84.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069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5.88" calcext:value-type="float">
            <text:p>85.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130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99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2.1686" calcext:value-type="float">
            <text:p>82.16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309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8.3355" calcext:value-type="float">
            <text:p>98.33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369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5.5671" calcext:value-type="float">
            <text:p>85.56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429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9.8288" calcext:value-type="float">
            <text:p>99.8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490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9.8288" calcext:value-type="float">
            <text:p>99.8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557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617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89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2.6558" calcext:value-type="float">
            <text:p>92.65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74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8.8069" calcext:value-type="float">
            <text:p>78.80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810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4.1177" calcext:value-type="float">
            <text:p>94.11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91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992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3065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2.186" calcext:value-type="float">
            <text:p>82.1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576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Elligible Tot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DiagT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 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%Memor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106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6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6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485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76.0222" calcext:value-type="float">
            <text:p>76.02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545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23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8.8401" calcext:value-type="float">
            <text:p>98.8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753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55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928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8.1261" calcext:value-type="float">
            <text:p>98.12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004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064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2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4013" calcext:value-type="float">
            <text:p>98.4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185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246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6.9166" calcext:value-type="float">
            <text:p>96.9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377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8.2873" calcext:value-type="float">
            <text:p>98.28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438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44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1.034" calcext:value-type="float">
            <text:p>91.0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613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6.1444" calcext:value-type="float">
            <text:p>86.14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673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3.2242" calcext:value-type="float">
            <text:p>93.22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786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76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2.5111" calcext:value-type="float">
            <text:p>92.5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975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36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9.4681" calcext:value-type="float">
            <text:p>99.46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097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6.3659" calcext:value-type="float">
            <text:p>76.36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161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2.6534" calcext:value-type="float">
            <text:p>92.65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222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286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1.633" calcext:value-type="float">
            <text:p>81.6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361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97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65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41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7.8759" calcext:value-type="float">
            <text:p>97.87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901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7.8919" calcext:value-type="float">
            <text:p>87.89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962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3339" calcext:value-type="float">
            <text:p>99.33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022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70.372" calcext:value-type="float">
            <text:p>70.372</text:p>
          </table:table-cell>
          <table:table-cell office:value-type="string" calcext:value-type="string">
            <text:p><text:s/>FAILURE 5</text:p>
          </table:table-cell>
          <table:table-cell office:value-type="float" office:value="70.372" calcext:value-type="float">
            <text:p>70.372</text:p>
          </table:table-cell>
          <table:table-cell office:value-type="string" calcext:value-type="string">
            <text:p><text:s/>FAILURE 5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LLIGI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Elligible To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DiagT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 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Fail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moryTo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%Memory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s/>%Failure</text:p>
          </table:table-cell>
          <table:table-cell office:value-type="float" office:value="0.0869565" calcext:value-type="float">
            <text:p>0.08695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63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9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6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3.4283" calcext:value-type="float">
            <text:p>93.42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86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78.3559" calcext:value-type="float">
            <text:p>78.35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407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26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796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80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8.8053" calcext:value-type="float">
            <text:p>98.80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057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68.313" calcext:value-type="float">
            <text:p>68.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11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5.8315" calcext:value-type="float">
            <text:p>95.83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246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306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367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42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9.3178" calcext:value-type="float">
            <text:p>99.3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557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68.313" calcext:value-type="float">
            <text:p>68.313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1619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69.6852" calcext:value-type="float">
            <text:p>69.68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679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3.5412" calcext:value-type="float">
            <text:p>83.54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741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5.8009" calcext:value-type="float">
            <text:p>85.8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801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890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55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015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5.9959" calcext:value-type="float">
            <text:p>95.99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083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2.1703" calcext:value-type="float">
            <text:p>82.17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143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3.7757" calcext:value-type="float">
            <text:p>83.77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206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67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4.4219" calcext:value-type="float">
            <text:p>74.4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327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5.9959" calcext:value-type="float">
            <text:p>95.99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431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4.4208" calcext:value-type="float">
            <text:p>74.42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491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581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658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69.0066" calcext:value-type="float">
            <text:p>69.00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74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11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871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95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011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table:number-columns-repeated="3" office:value-type="float" office:value="80.0421" calcext:value-type="float">
            <text:p>80.04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e: 3079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75.5265" calcext:value-type="float">
            <text:p>75.5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139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199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6.9145" calcext:value-type="float">
            <text:p>86.9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375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37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Total Faul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lligible Tot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%Memory</text:p>
          </table:table-cell>
          <table:table-cell office:value-type="float" office:value="0.861111" calcext:value-type="float">
            <text:p>0.861111</text:p>
          </table:table-cell>
          <table:table-cell office:value-type="string" calcext:value-type="string">
            <text:p><text:s/>%Failure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string" calcext:value-type="string">
            <text:p>Time: 63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5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42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03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0.9028" calcext:value-type="float">
            <text:p>80.90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686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836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67.9578" calcext:value-type="float">
            <text:p>67.95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959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45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22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8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DECENTRALISED</text:p>
          </table:table-cell>
          <table:table-cell table:number-columns-repeated="2" office:value-type="float" office:value="71.4286" calcext:value-type="float">
            <text:p>71.4286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ELLIGI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: 1286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83.666" calcext:value-type="float">
            <text:p>83.6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357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1679" calcext:value-type="float">
            <text:p>99.16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428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488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549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71.9535" calcext:value-type="float">
            <text:p>71.95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715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92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0.9937" calcext:value-type="float">
            <text:p>90.99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852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78.5402" calcext:value-type="float">
            <text:p>78.5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949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21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9.4779" calcext:value-type="float">
            <text:p>89.47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118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79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9.3174" calcext:value-type="float">
            <text:p>99.3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246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08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1.7898" calcext:value-type="float">
            <text:p>91.78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411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9.3845" calcext:value-type="float">
            <text:p>89.38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509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3.5162" calcext:value-type="float">
            <text:p>93.51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569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6.7958" calcext:value-type="float">
            <text:p>86.79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649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1.9033" calcext:value-type="float">
            <text:p>91.90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712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772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2.4334" calcext:value-type="float">
            <text:p>92.43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832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7.7754" calcext:value-type="float">
            <text:p>87.77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958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2.0408" calcext:value-type="float">
            <text:p>72.0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024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5.0114" calcext:value-type="float">
            <text:p>95.0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104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66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6.9369" calcext:value-type="float">
            <text:p>96.93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589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Elligible Tota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DiagT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 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%Memory</text:p>
          </table:table-cell>
          <table:table-cell office:value-type="float" office:value="0.774194" calcext:value-type="float">
            <text:p>0.774194</text:p>
          </table:table-cell>
          <table:table-cell office:value-type="string" calcext:value-type="string">
            <text:p><text:s/>%Failure</text:p>
          </table:table-cell>
          <table:table-cell office:value-type="float" office:value="0.04" calcext:value-type="float">
            <text:p>0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443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10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98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5.3665" calcext:value-type="float">
            <text:p>95.36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658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5.3461" calcext:value-type="float">
            <text:p>95.34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806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8.1679" calcext:value-type="float">
            <text:p>98.16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871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1701" calcext:value-type="float">
            <text:p>99.17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931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088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27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88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7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431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70.7927" calcext:value-type="float">
            <text:p>70.79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584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8.347" calcext:value-type="float">
            <text:p>98.3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665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2.0763" calcext:value-type="float">
            <text:p>92.07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564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68.313" calcext:value-type="float">
            <text:p>68.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636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96.3467" calcext:value-type="float">
            <text:p>96.34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696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58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818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9.3267" calcext:value-type="float">
            <text:p>89.32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945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85.5978" calcext:value-type="float">
            <text:p>85.59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013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96.2351" calcext:value-type="float">
            <text:p>96.23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3073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5.0057" calcext:value-type="float">
            <text:p>95.00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3133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8.9049" calcext:value-type="float">
            <text:p>88.90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193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2.9784" calcext:value-type="float">
            <text:p>92.97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268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41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1.401" calcext:value-type="float">
            <text:p>91.4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402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9.9354" calcext:value-type="float">
            <text:p>89.93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468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79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8.8401" calcext:value-type="float">
            <text:p>98.8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Elligible Tota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%Memory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895" meta:object-count="0"/>
    <meta:generator>LibreOffice/4.2.8.2$Linux_X86_64 LibreOffice_project/420m0$Build-2</meta:generator>
  </office:meta>
</office:document-meta>
</file>